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bb8e6" officeooo:paragraph-rsid="001bb8e6"/>
    </style:style>
    <style:style style:name="P2" style:family="paragraph" style:parent-style-name="Preformatted_20_Text">
      <style:text-properties fo:font-weight="bold" officeooo:rsid="001bb8e6" officeooo:paragraph-rsid="001bb8e6" style:font-weight-asian="bold" style:font-weight-complex="bold"/>
    </style:style>
    <style:style style:name="P3" style:family="paragraph" style:parent-style-name="Preformatted_20_Text">
      <style:text-properties officeooo:rsid="001bb8e6" officeooo:paragraph-rsid="001bb8e6"/>
    </style:style>
    <style:style style:name="P4" style:family="paragraph" style:parent-style-name="Preformatted_20_Text">
      <style:text-properties officeooo:rsid="001bb8e6" officeooo:paragraph-rsid="001bf62d"/>
    </style:style>
    <style:style style:name="P5" style:family="paragraph" style:parent-style-name="Preformatted_20_Text">
      <style:text-properties officeooo:rsid="001bb8e6" officeooo:paragraph-rsid="001d6b4e"/>
    </style:style>
    <style:style style:name="P6" style:family="paragraph" style:parent-style-name="Preformatted_20_Text">
      <style:text-properties fo:font-weight="bold" officeooo:rsid="001bb8e6" officeooo:paragraph-rsid="001bb8e6" style:font-weight-asian="bold" style:font-weight-complex="bold"/>
    </style:style>
    <style:style style:name="P7" style:family="paragraph" style:parent-style-name="Preformatted_20_Text">
      <style:text-properties fo:font-style="italic" officeooo:rsid="001bb8e6" officeooo:paragraph-rsid="001bf62d" style:font-style-asian="italic" style:font-style-complex="italic"/>
    </style:style>
    <style:style style:name="P8" style:family="paragraph" style:parent-style-name="Preformatted_20_Text">
      <style:text-properties fo:font-style="italic" fo:font-weight="bold" officeooo:rsid="001bb8e6" officeooo:paragraph-rsid="001bf62d" style:font-style-asian="italic" style:font-weight-asian="bold" style:font-style-complex="italic" style:font-weight-complex="bold"/>
    </style:style>
    <style:style style:name="P9" style:family="paragraph" style:parent-style-name="Preformatted_20_Text">
      <style:text-properties officeooo:rsid="001d6b4e" officeooo:paragraph-rsid="001d6b4e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officeooo:rsid="001bb8e6" officeooo:paragraph-rsid="001bf62d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officeooo:rsid="001bb8e6" officeooo:paragraph-rsid="001d6b4e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officeooo:rsid="001d6b4e" officeooo:paragraph-rsid="001d6b4e"/>
    </style:style>
    <style:style style:name="T1" style:family="text">
      <style:text-properties officeooo:rsid="001bf62d"/>
    </style:style>
    <style:style style:name="T2" style:family="text">
      <style:text-properties officeooo:rsid="001bb8e6"/>
    </style:style>
    <style:style style:name="T3" style:family="text">
      <style:text-properties officeooo:rsid="001d6b4e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e want to implement the following functionality:</text:p>
      <text:p text:style-name="P7"/>
      <text:p text:style-name="P7"><text:s text:c="4"/>Place an order for a computer</text:p>
      <text:p text:style-name="P7"><text:s text:c="4"/>Get all computer orders</text:p>
      <text:p text:style-name="P7"/>
      <text:p text:style-name="P7">When a user orders a computer, we want to allow users to specify equipment such as a keyboard or a webcam to include with the order.</text:p>
      <text:p text:style-name="P7"/>
      <text:p text:style-name="P8">An order should contain information on the user who created the order, the status of the order, the time the order was placed, and additional equipment.</text:p>
      <text:p text:style-name="P2"/>
      <text:p text:style-name="P2"/>
      <text:p text:style-name="P2"/>
      <text:p text:style-name="P2">REST API Interface</text:p>
      <text:p text:style-name="P2"/>
      <text:p text:style-name="P2">Create an order</text:p>
      <text:p text:style-name="P1"><text:tab/>POST /api/order</text:p>
      <text:p text:style-name="P1"/>
      <text:p text:style-name="P1">Request Headers</text:p>
      <text:p text:style-name="P1"><text:tab/>Content-Type: application/json</text:p>
      <text:p text:style-name="P1"/>
      <text:p text:style-name="P4">Request Body</text:p>
      <text:p text:style-name="P10">{ <text:s text:c="3"/><text:tab/></text:p>
      <text:p text:style-name="P10"><text:s text:c="4"/>"<text:span text:style-name="T1">computer_id</text:span>": &lt;<text:span text:style-name="T1">computer</text:span>_id: string&gt;,</text:p>
      <text:p text:style-name="P10"><text:s text:c="4"/>“<text:span text:style-name="T1">user_id“: &lt;string&gt;</text:span><text:tab/> </text:p>
      <text:p text:style-name="P10"><text:s text:c="4"/>"<text:span text:style-name="T1">keyboard</text:span>": &lt;<text:span text:style-name="T1">boolean</text:span>&gt;,</text:p>
      <text:p text:style-name="P10"><text:s text:c="4"/>"webcam": &lt;<text:span text:style-name="T1">boolean</text:span>&gt;</text:p>
      <text:p text:style-name="P10">}</text:p>
      <text:p text:style-name="P4"/>
      <text:p text:style-name="P4">Re<text:span text:style-name="T1">sponse</text:span> Body</text:p>
      <text:p text:style-name="P10">{ <text:s text:c="3"/><text:tab/></text:p>
      <text:p text:style-name="P10"><text:s text:c="4"/>"<text:span text:style-name="T1">computer_id</text:span>": &lt;<text:span text:style-name="T1">computer</text:span>_id: string&gt;,</text:p>
      <text:p text:style-name="P10"><text:s text:c="4"/>“<text:span text:style-name="T1">user_id“: &lt;string&gt;</text:span><text:tab/> </text:p>
      <text:p text:style-name="P10"><text:s text:c="4"/>"<text:span text:style-name="T1">keyboard</text:span>": &lt;<text:span text:style-name="T1">boolean</text:span>&gt;,</text:p>
      <text:p text:style-name="P10"><text:s text:c="4"/>"webcam": &lt;<text:span text:style-name="T1">boolean</text:span>&gt;,</text:p>
      <text:p text:style-name="P10"><text:s text:c="4"/>“<text:span text:style-name="T1">order_status“: &lt;string&gt;</text:span></text:p>
      <text:p text:style-name="P10"><text:s text:c="4"/>“<text:span text:style-name="T1">order_time“: &lt;string&gt;</text:span></text:p>
      <text:p text:style-name="P10">}</text:p>
      <text:p text:style-name="P4"/>
      <text:p text:style-name="P1"/>
      <text:p text:style-name="P9">R<text:span text:style-name="T4">etrieve orders by user_id</text:span></text:p>
      <text:p text:style-name="P9"/>
      <text:p text:style-name="P9"><text:tab/>GET<text:span text:style-name="T2"> /api/order?</text:span>user_id=&lt;user_id&gt;</text:p>
      <text:p text:style-name="P9"/>
      <text:p text:style-name="P5">Re<text:span text:style-name="T1">sponse</text:span> Body</text:p>
      <text:p text:style-name="P11"><text:span text:style-name="T3">{</text:span></text:p>
      <text:p text:style-name="P11"><text:s/>{ <text:s text:c="3"/><text:tab/></text:p>
      <text:p text:style-name="P11"><text:s text:c="4"/>"<text:span text:style-name="T1">computer_id</text:span>": &lt;<text:span text:style-name="T1">computer</text:span>_id: string&gt;,</text:p>
      <text:p text:style-name="P11"><text:s text:c="4"/>“<text:span text:style-name="T1">user_id“: &lt;string&gt;</text:span><text:tab/> </text:p>
      <text:p text:style-name="P11"><text:s text:c="4"/>"<text:span text:style-name="T1">keyboard</text:span>": &lt;<text:span text:style-name="T1">boolean</text:span>&gt;,</text:p>
      <text:p text:style-name="P11"><text:s text:c="4"/>"webcam": &lt;<text:span text:style-name="T1">boolean</text:span>&gt;,</text:p>
      <text:p text:style-name="P11"><text:s text:c="4"/>“<text:span text:style-name="T1">order_status“: &lt;string&gt;</text:span></text:p>
      <text:p text:style-name="P11"><text:s text:c="4"/>“<text:span text:style-name="T1">order_time“: &lt;string&gt;</text:span></text:p>
      <text:p text:style-name="P12"><text:s/>}, ...</text:p>
      <text:p text:style-name="P11">}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17T11:42:03.987000000</dc:date>
    <meta:editing-duration>PT5M55S</meta:editing-duration>
    <meta:editing-cycles>2</meta:editing-cycles>
    <meta:generator>LibreOffice/5.1.2.2$Windows_X86_64 LibreOffice_project/d3bf12ecb743fc0d20e0be0c58ca359301eb705f</meta:generator>
    <meta:document-statistic meta:table-count="0" meta:image-count="0" meta:object-count="0" meta:page-count="1" meta:paragraph-count="39" meta:word-count="137" meta:character-count="1070" meta:non-whitespace-character-count="874"/>
  </office:meta>
</office:document-meta>
</file>